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uppeprosjekt Webteknologi høst 2019</text:p>
      <text:p text:style-name="Standard"/>
      <text:p text:style-name="Standard">Medlemmer: <text:line-break/>Ben Huy Van Nguyen </text:p>
      <text:p text:style-name="Standard">Endre Lem</text:p>
      <text:p text:style-name="Standard">Jakob Andreassen Jaatun</text:p>
      <text:p text:style-name="Standard">Njål Østbø</text:p>
      <text:p text:style-name="Standard">Sondre Rishøi</text:p>
      <text:p text:style-name="Standard"/>
      <text:p text:style-name="Standard">Klient: AtilF (Martin Gilje Jaatun)</text:p>
      <text:p text:style-name="Standard"/>
      <text:p text:style-name="Standard">Beskrivelse: AtilF er et enkeltmannsforetak som leverer en rekke tjenester, bland disse sensur av eksamen, sensur av masteroppgaver og evaluering av prosjektsøknader. Klienten har skrevet en liste med krav til nettsiden, som er beskrevet senere. Klienten har kontroll over to separate domener, atilf.no og jaatun.no, der atilf er for firmaet, og jaatun er en privat side som inneholder klientens vitenskapelige artikler.</text:p>
      <text:p text:style-name="Standard">Services: foredragsholder; sikkerhet(data, programvare, skytjenester), språkvask av artikler på norsk og engelsk,</text:p>
      <text:p text:style-name="Standard"/>
      <text:p text:style-name="Standard">Historie: Firmaet ble dannet i 2004. </text:p>
      <text:p text:style-name="Standard"/>
      <text:p text:style-name="Standard">Om: Martin Gilje Jaatun jobber til daglig hos Sintef som seniorforsker. Har bred erfaring fra EU prosjekter, og er styreleder i cloud security alliance Norge. </text:p>
      <text:p text:style-name="Standard"/>
      <text:p text:style-name="Standard">Purpose: to sell services provided by the company(har falt bort etter at penger for sensur måtte betales som lønn)</text:p>
      <text:p text:style-name="Standard"/>
      <text:p text:style-name="Standard">Audience: universities, colleges, research institutions domestically and abroad.</text:p>
      <text:p text:style-name="Standard"/>
      <text:p text:style-name="Standard">Content: Forside: om-del, hva gjør AtilF, overordnet, ikke i dybden.</text:p>
      <text:p text:style-name="Standard">About; Om Martin. Detaljer fra andre ting? Firmaets historie, org. nr., postadresse Osv.</text:p>
      <text:p text:style-name="Standard">random article from jaatun.no</text:p>
      <text:p text:style-name="Standard"/>
      <text:p text:style-name="Standard">To add: kontakt firmaet(jobb), catchpa</text:p>
      <text:p text:style-name="Standard">Non-functional: https, fargeskjemaet må passe logoen, Skal ha et gjennomgående fontbruk, så lett leselig som mulig, velg font-størrelse i nettsiden(uten zoom).</text:p>
      <text:p text:style-name="Standard">Functional: kontakt firmaet, catchpa, flere språk(Norsk og Engelsk)</text:p>
      <text:p text:style-name="Standard">F/NF: tilgjenelighet for blinde, opplesning av tekst og beskrivelse av bilder, </text:p>
      <text:p text:style-name="Standard">Krav:</text:p>
      <text:p text:style-name="Standard">Forside</text:p>
      <text:p text:style-name="Standard">Tjenester</text:p>
      <text:p text:style-name="Standard">Om AtilF</text:p>
      <text:p text:style-name="Standard">Relaterte sider</text:p>
      <text:p text:style-name="Standard"><text:s/></text:p>
      <text:p text:style-name="Standard">lov med flexbox og grid i CSS</text:p>
      <text:p text:style-name="Standard"/>
      <text:p text:style-name="Standard">Flexbox froggy</text:p>
      <text:p text:style-name="Standard"/>
      <text:p text:style-name="Standard">lets encry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8T11:54:34.20</meta:creation-date>
    <dc:date>2019-09-18T19:20:25.87</dc:date>
    <meta:editing-duration>PT7H9M13S</meta:editing-duration>
    <meta:editing-cycles>9</meta:editing-cycles>
    <meta:generator>OpenOffice/4.1.6$Win32 OpenOffice.org_project/416m1$Build-9790</meta:generator>
    <meta:document-statistic meta:table-count="0" meta:image-count="0" meta:object-count="0" meta:page-count="1" meta:paragraph-count="29" meta:word-count="244" meta:character-count="1710"/>
  </office:meta>
</office:document-meta>
</file>